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9008"/>
    </style:style>
    <style:style style:name="P2" style:family="paragraph" style:parent-style-name="Standard">
      <style:text-properties officeooo:rsid="00179008" officeooo:paragraph-rsid="00179008"/>
    </style:style>
    <style:style style:name="T1" style:family="text">
      <style:text-properties officeooo:rsid="00183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<text:span text:style-name="T1">DF Hacker</text:span></text:p>
      <text:p text:style-name="P1"/>
      <text:p text:style-name="P2">This is a tes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07:01.967160000</meta:creation-date>
    <dc:date>2014-10-18T19:15:08.720811000</dc:date>
    <meta:editing-duration>PT25S</meta:editing-duration>
    <meta:editing-cycles>2</meta:editing-cycles>
    <meta:generator>LibreOffice/4.3.2.2$MacOSX_X86_64 LibreOffice_project/edfb5295ba211bd31ad47d0bad0118690f76407d</meta:generator>
    <meta:document-statistic meta:table-count="0" meta:image-count="0" meta:object-count="0" meta:page-count="1" meta:paragraph-count="2" meta:word-count="7" meta:character-count="30" meta:non-whitespace-character-count="25"/>
  </office:meta>
</office:document-meta>
</file>